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color="#ED7D31" fo:font-size="16pt" style:font-size-asian="16pt" style:font-size-complex="16pt"/>
    </style:style>
    <style:style style:name="T3" style:parent-style-name="DefaultParagraphFont" style:family="text">
      <style:text-properties fo:color="#ED7D31"/>
    </style:style>
    <style:style style:name="T4" style:parent-style-name="DefaultParagraphFont" style:family="text">
      <style:text-properties fo:color="#ED7D31" fo:font-size="16pt" style:font-size-asian="16pt" style:font-size-complex="16pt"/>
    </style:style>
    <style:style style:name="T5" style:parent-style-name="DefaultParagraphFont" style:family="text">
      <style:text-properties fo:color="#ED7D31" fo:font-size="16pt" style:font-size-asian="16pt" style:font-size-complex="16pt"/>
    </style:style>
    <style:style style:name="T6" style:parent-style-name="DefaultParagraphFont" style:family="text">
      <style:text-properties fo:color="#ED7D31"/>
    </style:style>
    <style:style style:name="T7" style:parent-style-name="DefaultParagraphFont" style:family="text">
      <style:text-properties fo:color="#ED7D31" fo:font-size="16pt" style:font-size-asian="16pt" style:font-size-complex="16pt"/>
    </style:style>
    <style:style style:name="T8" style:parent-style-name="DefaultParagraphFont" style:family="text">
      <style:text-properties fo:color="#ED7D31"/>
    </style:style>
    <style:style style:name="T9" style:parent-style-name="DefaultParagraphFont" style:family="text">
      <style:text-properties fo:color="#ED7D31" fo:font-size="16pt" style:font-size-asian="16pt" style:font-size-complex="16pt"/>
    </style:style>
    <style:style style:name="TableColumn11" style:family="table-column">
      <style:table-column-properties style:column-width="1.0486in"/>
    </style:style>
    <style:style style:name="TableColumn12" style:family="table-column">
      <style:table-column-properties style:column-width="1.0486in"/>
    </style:style>
    <style:style style:name="TableColumn13" style:family="table-column">
      <style:table-column-properties style:column-width="1.0493in"/>
    </style:style>
    <style:style style:name="TableColumn14" style:family="table-column">
      <style:table-column-properties style:column-width="1.0493in"/>
    </style:style>
    <style:style style:name="TableColumn15" style:family="table-column">
      <style:table-column-properties style:column-width="1.0493in"/>
    </style:style>
    <style:style style:name="TableColumn16" style:family="table-column">
      <style:table-column-properties style:column-width="1.0493in"/>
    </style:style>
    <style:style style:name="Table10" style:family="table">
      <style:table-properties style:width="6.2944in" fo:margin-left="0in" table:align="left"/>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Cell20" style:family="table-cell">
      <style:table-cell-properties fo:border="0.0069in solid #000000" style:writing-mode="lr-tb" fo:padding-top="0in" fo:padding-left="0.075in" fo:padding-bottom="0in" fo:padding-right="0.075in"/>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Column25" style:family="table-column">
      <style:table-column-properties style:column-width="1.0486in"/>
    </style:style>
    <style:style style:name="TableColumn26" style:family="table-column">
      <style:table-column-properties style:column-width="1.0486in"/>
    </style:style>
    <style:style style:name="TableColumn27" style:family="table-column">
      <style:table-column-properties style:column-width="1.0493in"/>
    </style:style>
    <style:style style:name="TableColumn28" style:family="table-column">
      <style:table-column-properties style:column-width="1.0493in"/>
    </style:style>
    <style:style style:name="TableColumn29" style:family="table-column">
      <style:table-column-properties style:column-width="1.0493in"/>
    </style:style>
    <style:style style:name="TableColumn30" style:family="table-column">
      <style:table-column-properties style:column-width="1.0493in"/>
    </style:style>
    <style:style style:name="Table24" style:family="table">
      <style:table-properties style:width="6.2944in" fo:margin-left="0in" table:align="lef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fo:padding-top="0in" fo:padding-left="0.075in" fo:padding-bottom="0in" fo:padding-right="0.075in"/>
    </style:style>
    <style:style style:name="TableColumn39" style:family="table-column">
      <style:table-column-properties style:column-width="1.0486in"/>
    </style:style>
    <style:style style:name="TableColumn40" style:family="table-column">
      <style:table-column-properties style:column-width="1.0486in"/>
    </style:style>
    <style:style style:name="TableColumn41" style:family="table-column">
      <style:table-column-properties style:column-width="1.0493in"/>
    </style:style>
    <style:style style:name="TableColumn42" style:family="table-column">
      <style:table-column-properties style:column-width="1.0493in"/>
    </style:style>
    <style:style style:name="TableColumn43" style:family="table-column">
      <style:table-column-properties style:column-width="1.0493in"/>
    </style:style>
    <style:style style:name="TableColumn44" style:family="table-column">
      <style:table-column-properties style:column-width="1.0493in"/>
    </style:style>
    <style:style style:name="Table38" style:family="table">
      <style:table-properties style:width="6.2944in" fo:margin-left="0in" table:align="lef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Cell48" style:family="table-cell">
      <style:table-cell-properties fo:border="0.0069in solid #000000" style:writing-mode="lr-tb" fo:padding-top="0in" fo:padding-left="0.075in" fo:padding-bottom="0in" fo:padding-right="0.075in"/>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Cell51" style:family="table-cell">
      <style:table-cell-properties fo:border="0.0069in solid #000000" style:writing-mode="lr-tb" fo:padding-top="0in" fo:padding-left="0.075in" fo:padding-bottom="0in" fo:padding-right="0.075in"/>
    </style:style>
    <style:style style:name="TableColumn53" style:family="table-column">
      <style:table-column-properties style:column-width="1.0486in"/>
    </style:style>
    <style:style style:name="TableColumn54" style:family="table-column">
      <style:table-column-properties style:column-width="1.0486in"/>
    </style:style>
    <style:style style:name="TableColumn55" style:family="table-column">
      <style:table-column-properties style:column-width="1.0493in"/>
    </style:style>
    <style:style style:name="TableColumn56" style:family="table-column">
      <style:table-column-properties style:column-width="1.0493in"/>
    </style:style>
    <style:style style:name="TableColumn57" style:family="table-column">
      <style:table-column-properties style:column-width="1.0493in"/>
    </style:style>
    <style:style style:name="TableColumn58" style:family="table-column">
      <style:table-column-properties style:column-width="1.0493in"/>
    </style:style>
    <style:style style:name="Table52" style:family="table">
      <style:table-properties style:width="6.2944in" fo:margin-left="0in" table:align="lef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TableColumn67" style:family="table-column">
      <style:table-column-properties style:column-width="1.0486in"/>
    </style:style>
    <style:style style:name="TableColumn68" style:family="table-column">
      <style:table-column-properties style:column-width="1.0486in"/>
    </style:style>
    <style:style style:name="TableColumn69" style:family="table-column">
      <style:table-column-properties style:column-width="1.0493in"/>
    </style:style>
    <style:style style:name="TableColumn70" style:family="table-column">
      <style:table-column-properties style:column-width="1.0493in"/>
    </style:style>
    <style:style style:name="TableColumn71" style:family="table-column">
      <style:table-column-properties style:column-width="1.0493in"/>
    </style:style>
    <style:style style:name="TableColumn72" style:family="table-column">
      <style:table-column-properties style:column-width="1.0493in"/>
    </style:style>
    <style:style style:name="Table66" style:family="table">
      <style:table-properties style:width="6.2944in" fo:margin-left="0in" table:align="left"/>
    </style:style>
    <style:style style:name="TableRow73" style:family="table-row">
      <style:table-row-properties style:min-row-height="0.3812in"/>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style:style style:name="TableCell77" style:family="table-cell">
      <style:table-cell-properties fo:border="0.0069in solid #000000" style:writing-mode="lr-tb" fo:padding-top="0in" fo:padding-left="0.075in" fo:padding-bottom="0in" fo:padding-right="0.075in"/>
    </style:style>
    <style:style style:name="TableCell78" style:family="table-cell">
      <style:table-cell-properties fo:border="0.0069in solid #000000" style:writing-mode="lr-tb" fo:padding-top="0in" fo:padding-left="0.075in" fo:padding-bottom="0in" fo:padding-right="0.075in"/>
    </style:style>
    <style:style style:name="TableCell79" style:family="table-cell">
      <style:table-cell-properties fo:border="0.0069in solid #000000" style:writing-mode="lr-tb" fo:padding-top="0in" fo:padding-left="0.075in" fo:padding-bottom="0in" fo:padding-right="0.075in"/>
    </style:style>
    <style:style style:name="TableColumn81" style:family="table-column">
      <style:table-column-properties style:column-width="1.0486in"/>
    </style:style>
    <style:style style:name="TableColumn82" style:family="table-column">
      <style:table-column-properties style:column-width="1.0486in"/>
    </style:style>
    <style:style style:name="TableColumn83" style:family="table-column">
      <style:table-column-properties style:column-width="1.0493in"/>
    </style:style>
    <style:style style:name="TableColumn84" style:family="table-column">
      <style:table-column-properties style:column-width="1.0493in"/>
    </style:style>
    <style:style style:name="TableColumn85" style:family="table-column">
      <style:table-column-properties style:column-width="1.0493in"/>
    </style:style>
    <style:style style:name="TableColumn86" style:family="table-column">
      <style:table-column-properties style:column-width="1.0493in"/>
    </style:style>
    <style:style style:name="Table80" style:family="table">
      <style:table-properties style:width="6.2944in" fo:margin-left="0in" table:align="lef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TableCell89" style:family="table-cell">
      <style:table-cell-properties fo:border="0.0069in solid #000000" style:writing-mode="lr-tb" fo:padding-top="0in" fo:padding-left="0.075in" fo:padding-bottom="0in" fo:padding-right="0.075in"/>
    </style:style>
    <style:style style:name="TableCell90" style:family="table-cell">
      <style:table-cell-properties fo:border="0.0069in solid #000000" style:writing-mode="lr-tb" fo:padding-top="0in" fo:padding-left="0.075in" fo:padding-bottom="0in" fo:padding-right="0.075in"/>
    </style:style>
    <style:style style:name="TableCell91" style:family="table-cell">
      <style:table-cell-properties fo:border="0.0069in solid #000000" style:writing-mode="lr-tb" fo:padding-top="0in" fo:padding-left="0.075in" fo:padding-bottom="0in" fo:padding-right="0.075in"/>
    </style:style>
    <style:style style:name="TableCell92" style:family="table-cell">
      <style:table-cell-properties fo:border="0.0069in solid #000000" style:writing-mode="lr-tb" fo:padding-top="0in" fo:padding-left="0.075in" fo:padding-bottom="0in" fo:padding-right="0.075in"/>
    </style:style>
    <style:style style:name="TableCell93" style:family="table-cell">
      <style:table-cell-properties fo:border="0.0069in solid #000000" style:writing-mode="lr-tb" fo:padding-top="0in" fo:padding-left="0.075in" fo:padding-bottom="0in" fo:padding-right="0.075in"/>
    </style:style>
    <style:style style:name="TableColumn95" style:family="table-column">
      <style:table-column-properties style:column-width="1.0486in"/>
    </style:style>
    <style:style style:name="TableColumn96" style:family="table-column">
      <style:table-column-properties style:column-width="1.0486in"/>
    </style:style>
    <style:style style:name="TableColumn97" style:family="table-column">
      <style:table-column-properties style:column-width="1.0493in"/>
    </style:style>
    <style:style style:name="TableColumn98" style:family="table-column">
      <style:table-column-properties style:column-width="1.0493in"/>
    </style:style>
    <style:style style:name="TableColumn99" style:family="table-column">
      <style:table-column-properties style:column-width="1.0493in"/>
    </style:style>
    <style:style style:name="TableColumn100" style:family="table-column">
      <style:table-column-properties style:column-width="1.0493in"/>
    </style:style>
    <style:style style:name="Table94" style:family="table">
      <style:table-properties style:width="6.2944in" fo:margin-left="0in" table:align="left"/>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TableCell103" style:family="table-cell">
      <style:table-cell-properties fo:border="0.0069in solid #000000" style:writing-mode="lr-tb" fo:padding-top="0in" fo:padding-left="0.075in" fo:padding-bottom="0in" fo:padding-right="0.075in"/>
    </style:style>
    <style:style style:name="TableCell104" style:family="table-cell">
      <style:table-cell-properties fo:border="0.0069in solid #000000" style:writing-mode="lr-tb" fo:padding-top="0in" fo:padding-left="0.075in" fo:padding-bottom="0in" fo:padding-right="0.075in"/>
    </style:style>
    <style:style style:name="TableCell105" style:family="table-cell">
      <style:table-cell-properties fo:border="0.0069in solid #000000" style:writing-mode="lr-tb" fo:padding-top="0in" fo:padding-left="0.075in" fo:padding-bottom="0in" fo:padding-right="0.075in"/>
    </style:style>
    <style:style style:name="TableCell106" style:family="table-cell">
      <style:table-cell-properties fo:border="0.0069in solid #000000" style:writing-mode="lr-tb" fo:padding-top="0in" fo:padding-left="0.075in" fo:padding-bottom="0in" fo:padding-right="0.075in"/>
    </style:style>
    <style:style style:name="TableCell107" style:family="table-cell">
      <style:table-cell-properties fo:border="0.0069in solid #000000" style:writing-mode="lr-tb" fo:padding-top="0in" fo:padding-left="0.075in" fo:padding-bottom="0in" fo:padding-right="0.075in"/>
    </style:style>
    <style:style style:name="T108" style:parent-style-name="DefaultParagraphFont" style:family="text">
      <style:text-properties fo:color="#ED7D31" fo:font-size="16pt" style:font-size-asian="16pt" style:font-size-complex="16pt"/>
    </style:style>
    <style:style style:name="T109" style:parent-style-name="DefaultParagraphFont" style:family="text">
      <style:text-properties fo:color="#ED7D31" fo:font-size="16pt" style:font-size-asian="16pt" style:font-size-complex="16pt"/>
    </style:style>
    <style:style style:name="T110" style:parent-style-name="DefaultParagraphFont" style:family="text">
      <style:text-properties fo:color="#ED7D31"/>
    </style:style>
    <style:style style:name="P111" style:parent-style-name="Normal" style:family="paragraph">
      <style:paragraph-properties fo:text-indent="0.5in"/>
    </style:style>
    <style:style style:name="P112" style:parent-style-name="Normal" style:family="paragraph">
      <style:paragraph-properties fo:text-indent="0.5in"/>
    </style:style>
    <style:style style:name="P113" style:parent-style-name="Normal" style:family="paragraph">
      <style:text-properties fo:color="#ED7D31" fo:font-size="16pt" style:font-size-asian="16pt" style:font-size-complex="16pt"/>
    </style:style>
    <style:style style:name="P114" style:parent-style-name="Normal" style:family="paragraph">
      <style:text-properties fo:color="#ED7D31" fo:font-size="16pt" style:font-size-asian="16pt" style:font-size-complex="16pt"/>
    </style:style>
  </office:automatic-styles>
  <office:body>
    <office:text text:use-soft-page-breaks="true">
      <text:p text:style-name="P1">Nguyễn <text:s/>Minh Đức</text:p>
      <text:p text:style-name="Normal">1712358</text:p>
      <text:p text:style-name="Normal">Lý thuyết Cấu trúc dữ<text:s/>liệu và giải thuật</text:p>
      <text:p text:style-name="Normal">Bài tập tuần 5</text:p>
      <text:p text:style-name="Normal"/>
      <text:p text:style-name="Normal">Phần trắc nghiệm</text:p>
      <text:p text:style-name="Normal">1. C</text:p>
      <text:p text:style-name="Normal">2. C</text:p>
      <text:p text:style-name="Normal">3. B</text:p>
      <text:p text:style-name="Normal">4. A</text:p>
      <text:p text:style-name="Normal">5. A</text:p>
      <text:p text:style-name="Normal">6. B</text:p>
      <text:p text:style-name="Normal">7. D</text:p>
      <text:p text:style-name="Normal">8. D</text:p>
      <text:p text:style-name="Normal">9. A</text:p>
      <text:p text:style-name="Normal">10. A</text:p>
      <text:p text:style-name="Normal">Phần tự<text:s/>luận</text:p>
      <text:p text:style-name="Normal"><text:span text:style-name="T2">1.</text:span><text:span text:style-name="T3"><text:s/></text:span>Trừu tượng là sự<text:s/>khái quát hóa trong tư duy từ<text:s/>các thuộc tính, quan hệ<text:s/>của sự<text:s/>vật.</text:p>
      <text:p text:style-name="Normal">Ví dụ<text:s/>như tình yêu, sự<text:s/>tự<text:s/>do, sự<text:s/>phẫn nộ,... <text:s/>đó là những thứ<text:s/>không thể<text:s/>nhìn thấy, không thể<text:s/>nghe, sờ<text:s/>hay cầm, nắm,... nhưng lại được định nghĩa chính xác trong tâm trí con người, được suy ra từ<text:s/>các tính chất của nó, các quan hệ<text:s/>của nó.</text:p>
      <text:p text:style-name="Normal"><text:span text:style-name="T4">2.<text:s/></text:span>EAS*Y**Q***ST***I*ON</text:p>
      <text:p text:style-name="Normal">kết quả<text:s/>khi in ra màn hình</text:p>
      <text:p text:style-name="Normal">SYAQETSI</text:p>
      <text:p text:style-name="Normal"><text:span text:style-name="T5">3.</text:span><text:span text:style-name="T6"><text:s/></text:span>A=5, B=3, C=7</text:p>
      <text:p text:style-name="Normal">a. Tạo ngăn xếp<text:s/></text:p>
      <text:p text:style-name="Normal">NULL</text:p>
      <text:p text:style-name="Normal">b. Push A<text:s/></text:p>
      <text:p text:style-name="Normal">5</text:p>
      <text:p text:style-name="Normal">c. Push C*C<text:s/></text:p>
      <text:p text:style-name="Normal">5 49</text:p>
      <text:soft-page-break/>
      <text:p text:style-name="Normal">d. Pop và lưu trữ<text:s/>vào B<text:s/></text:p>
      <text:p text:style-name="Normal">5</text:p>
      <text:p text:style-name="Normal">B = 49</text:p>
      <text:p text:style-name="Normal">e. Push B+A<text:s/></text:p>
      <text:p text:style-name="Normal">5 54</text:p>
      <text:p text:style-name="Normal">f. Pop và lưu trữ<text:s/>vào A<text:s/></text:p>
      <text:p text:style-name="Normal">5</text:p>
      <text:p text:style-name="Normal">A = 54</text:p>
      <text:p text:style-name="Normal">g. Pop và lưu trữ<text:s/>vào B</text:p>
      <text:p text:style-name="Normal">NULL</text:p>
      <text:p text:style-name="Normal">B = 5</text:p>
      <text:p text:style-name="Normal"><text:span text:style-name="T7">4.</text:span><text:span text:style-name="T8"><text:s/></text:span>S = “ 5 + ((1 + 2) * 4) – 3”</text:p>
      <text:p text:style-name="Normal">Ta đi từ trái qua phải</text:p>
      <text:p text:style-name="Normal">Gặp số 5 đầu tiền → đưa vào ngăn xếp</text:p>
      <text:p text:style-name="Normal">Sau đó gặp dấu cộng, v là 5 cộng với 1 số, số đó bằng<text:s/>((1 + 2) * 4) nên ta sẽ phân tích phần ((1 + 2) * 4) trước, cũng đi từ trái qua phải thực hiện phép 1+2 trước</text:p>
      <text:p text:style-name="Normal">→ đưa vào ngăn xếp 1 2 +, sau đó kết quả này nhân với 4</text:p>
      <text:p text:style-name="Normal">→ đưa vào ngăn xếp 1 2 +<text:s/>4 *</text:p>
      <text:p text:style-name="Normal">Rồi kết quả này cộng với 5</text:p>
      <text:p text:style-name="Normal">→ 5 1 2 + 4 * +</text:p>
      <text:p text:style-name="Normal">Rồi kết quả này trừ đi 3</text:p>
      <text:p text:style-name="Normal">→ 5 1 2 + 4 * + 3 -</text:p>
      <text:p text:style-name="Normal"><text:span text:style-name="T9">5.</text:span><text:s/>Ban đầu:<text:s/></text:p>
      <table:table table:style-name="Table10">
        <table:table-columns>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s>
        <table:table-row table:style-name="TableRow17">
          <table:table-cell table:style-name="TableCell18">
            <text:p text:style-name="Normal"/>
          </table:table-cell>
          <table:table-cell table:style-name="TableCell19">
            <text:p text:style-name="Normal">A</text:p>
          </table:table-cell>
          <table:table-cell table:style-name="TableCell20">
            <text:p text:style-name="Normal">B</text:p>
          </table:table-cell>
          <table:table-cell table:style-name="TableCell21">
            <text:p text:style-name="Normal">C</text:p>
          </table:table-cell>
          <table:table-cell table:style-name="TableCell22">
            <text:p text:style-name="Normal"/>
          </table:table-cell>
          <table:table-cell table:style-name="TableCell23">
            <text:p text:style-name="Normal"/>
          </table:table-cell>
        </table:table-row>
      </table:table>
      <text:p text:style-name="Normal"/>
      <text:p text:style-name="Normal">5.1<text:s/>Bổ<text:s/>sung E vào hàng đợi<text:s/></text:p>
      <table:table table:style-name="Table24">
        <table:table-columns>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ext:p text:style-name="Normal">E</text:p>
          </table:table-cell>
          <table:table-cell table:style-name="TableCell33">
            <text:p text:style-name="Normal">A</text:p>
          </table:table-cell>
          <table:table-cell table:style-name="TableCell34">
            <text:p text:style-name="Normal">B</text:p>
          </table:table-cell>
          <table:table-cell table:style-name="TableCell35">
            <text:p text:style-name="Normal">C</text:p>
          </table:table-cell>
          <table:table-cell table:style-name="TableCell36">
            <text:p text:style-name="Normal"/>
          </table:table-cell>
          <table:table-cell table:style-name="TableCell37">
            <text:p text:style-name="Normal"/>
          </table:table-cell>
        </table:table-row>
      </table:table>
      <text:p text:style-name="Normal"/>
      <text:p text:style-name="Normal">5.2<text:s/>Loại 2 phần tử<text:s/>ra khỏi hàng đợi<text:s/></text:p>
      <table:table table:style-name="Table38">
        <table:table-columns>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Normal">E</text:p>
          </table:table-cell>
          <table:table-cell table:style-name="TableCell47">
            <text:p text:style-name="Normal">A</text:p>
          </table:table-cell>
          <table:table-cell table:style-name="TableCell48">
            <text:p text:style-name="Normal"/>
          </table:table-cell>
          <table:table-cell table:style-name="TableCell49">
            <text:p text:style-name="Normal"/>
          </table:table-cell>
          <table:table-cell table:style-name="TableCell50">
            <text:p text:style-name="Normal"/>
          </table:table-cell>
          <table:table-cell table:style-name="TableCell51">
            <text:p text:style-name="Normal"/>
          </table:table-cell>
        </table:table-row>
      </table:table>
      <text:p text:style-name="Normal"/>
      <text:p text:style-name="Normal">5.3<text:s/>Bổ<text:s/>sung I, J, K vào hàng đợi<text:s/></text:p>
      <table:table table:style-name="Table52">
        <table:table-columns>
          <table:table-column table:style-name="TableColumn53"/>
          <table:table-column table:style-name="TableColumn54"/>
          <table:table-column table:style-name="TableColumn55"/>
          <table:table-column table:style-name="TableColumn56"/>
          <table:table-column table:style-name="TableColumn57"/>
          <table:table-column table:style-name="TableColumn58"/>
        </table:table-columns>
        <table:table-row table:style-name="TableRow59">
          <table:table-cell table:style-name="TableCell60">
            <text:p text:style-name="Normal">E</text:p>
          </table:table-cell>
          <table:table-cell table:style-name="TableCell61">
            <text:p text:style-name="Normal">A</text:p>
          </table:table-cell>
          <table:table-cell table:style-name="TableCell62">
            <text:p text:style-name="Normal"/>
          </table:table-cell>
          <table:table-cell table:style-name="TableCell63">
            <text:p text:style-name="Normal">K</text:p>
          </table:table-cell>
          <table:table-cell table:style-name="TableCell64">
            <text:p text:style-name="Normal">J</text:p>
          </table:table-cell>
          <table:table-cell table:style-name="TableCell65">
            <text:p text:style-name="Normal">I</text:p>
          </table:table-cell>
        </table:table-row>
      </table:table>
      <text:p text:style-name="Normal"/>
      <text:p text:style-name="Normal">5.4<text:s/>Loại 2 phần tử<text:s/>khỏi hàng<text:s/>đợi<text:s/></text:p>
      <table:table table:style-name="Table66">
        <table:table-columns>
          <table:table-column table:style-name="TableColumn67"/>
          <table:table-column table:style-name="TableColumn68"/>
          <table:table-column table:style-name="TableColumn69"/>
          <table:table-column table:style-name="TableColumn70"/>
          <table:table-column table:style-name="TableColumn71"/>
          <table:table-column table:style-name="TableColumn72"/>
        </table:table-columns>
        <table:table-row table:style-name="TableRow73">
          <table:table-cell table:style-name="TableCell74">
            <text:p text:style-name="Normal"/>
          </table:table-cell>
          <table:table-cell table:style-name="TableCell75">
            <text:p text:style-name="Normal"/>
          </table:table-cell>
          <table:table-cell table:style-name="TableCell76">
            <text:p text:style-name="Normal"/>
          </table:table-cell>
          <table:table-cell table:style-name="TableCell77">
            <text:p text:style-name="Normal">K</text:p>
          </table:table-cell>
          <table:table-cell table:style-name="TableCell78">
            <text:p text:style-name="Normal">J</text:p>
          </table:table-cell>
          <table:table-cell table:style-name="TableCell79">
            <text:p text:style-name="Normal">I</text:p>
          </table:table-cell>
        </table:table-row>
      </table:table>
      <text:p text:style-name="Normal"/>
      <text:p text:style-name="Normal">5.5<text:s/>Bổ<text:s/>sung O vào hàng đợi<text:s/></text:p>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 table:style-name="TableColumn86"/>
        </table:table-columns>
        <table:table-row table:style-name="TableRow87">
          <table:table-cell table:style-name="TableCell88">
            <text:p text:style-name="Normal"/>
          </table:table-cell>
          <table:table-cell table:style-name="TableCell89">
            <text:p text:style-name="Normal"/>
          </table:table-cell>
          <table:table-cell table:style-name="TableCell90">
            <text:p text:style-name="Normal">O</text:p>
          </table:table-cell>
          <table:table-cell table:style-name="TableCell91">
            <text:p text:style-name="Normal">K</text:p>
          </table:table-cell>
          <table:table-cell table:style-name="TableCell92">
            <text:p text:style-name="Normal">I</text:p>
          </table:table-cell>
          <table:table-cell table:style-name="TableCell93">
            <text:p text:style-name="Normal">J</text:p>
          </table:table-cell>
        </table:table-row>
      </table:table>
      <text:p text:style-name="Normal"/>
      <text:p text:style-name="Normal">5.6<text:s/>Loại 2 phần tử<text:s/>khỏi hàng đợi</text:p>
      <table:table table:style-name="Table94">
        <table:table-columns>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Normal"/>
          </table:table-cell>
          <table:table-cell table:style-name="TableCell103">
            <text:p text:style-name="Normal"/>
          </table:table-cell>
          <table:table-cell table:style-name="TableCell104">
            <text:p text:style-name="Normal">O</text:p>
          </table:table-cell>
          <table:table-cell table:style-name="TableCell105">
            <text:p text:style-name="Normal">K</text:p>
          </table:table-cell>
          <table:table-cell table:style-name="TableCell106">
            <text:p text:style-name="Normal"/>
          </table:table-cell>
          <table:table-cell table:style-name="TableCell107">
            <text:p text:style-name="Normal"/>
          </table:table-cell>
        </table:table-row>
      </table:table>
      <text:p text:style-name="Normal"/>
      <text:p text:style-name="Normal"><text:span text:style-name="T108">7.<text:s/></text:span>Với S1, S2 là 2 danh sách liên kết, vậy để trả về S chứa tất cả dữ liệu của S1 và S2 ta chỉ việc nối S1, S2 lại với nhau tạo ra danh liên kết mới, có thể nối đầu S2 vào đuôi S1. Thời gian chỉ tốn O(1)</text:p>
      <text:p text:style-name="Normal"><text:span text:style-name="T109">8.</text:span><text:span text:style-name="T110"><text:s/></text:span>Ta có thể đưa dữ liệu từ S qua S’ để thực hiện ý đồ bài toán</text:p>
      <text:p text:style-name="Normal">a) Ta sẽ đưa toàn bộ dữ liệu qua S’, rồi sau đó khi đưa ngược lại về S ta sẽ in ra màn hình</text:p>
      <text:p text:style-name="Normal"><text:tab/>while(S.Empty())</text:p>
      <text:p text:style-name="Normal"><text:tab/><text:tab/>S’.Push(S.Pop())<text:s/>;</text:p>
      <text:p text:style-name="Normal"><text:tab/>while(S’.Empty())</text:p>
      <text:p text:style-name="Normal"><text:tab/>{</text:p>
      <text:p text:style-name="Normal"><text:tab/><text:tab/>S.Push(S’.Pop());</text:p>
      <text:p text:style-name="Normal"><text:tab/><text:tab/>cout &lt;&lt; S.Top();</text:p>
      <text:p text:style-name="Normal"><text:tab/>}</text:p>
      <text:p text:style-name="Normal">b) Cũng làm như trên<text:s/>nhưng thay vì in ra thì ta <text:s/>đếm số phần tử</text:p>
      <text:p text:style-name="Normal"><text:tab/>int n = 0;</text:p>
      <text:p text:style-name="P111">while(S.Empty())</text:p>
      <text:p text:style-name="Normal"><text:tab/><text:tab/>S’.Push(S.Pop()) ;</text:p>
      <text:soft-page-break/>
      <text:p text:style-name="Normal"><text:tab/>while(S’.Empty())</text:p>
      <text:p text:style-name="Normal"><text:tab/>{</text:p>
      <text:p text:style-name="Normal"><text:tab/><text:tab/>S.Push(S’.Pop());</text:p>
      <text:p text:style-name="Normal"><text:tab/><text:tab/>n++;</text:p>
      <text:p text:style-name="Normal"><text:tab/>}</text:p>
      <text:p text:style-name="Normal">c) Ta cũng làm như trên, nhưng tại mỗi bước ta sẽ kiểm tra xem phần tử hiện có bằng x không, nếu bằng thì ta không thêm ngược vào S</text:p>
      <text:p text:style-name="P112">while(S.Empty())</text:p>
      <text:p text:style-name="Normal"><text:tab/><text:tab/>S’.Push(S.Pop()) ;</text:p>
      <text:p text:style-name="Normal"><text:tab/>while(S’.Empty())</text:p>
      <text:p text:style-name="Normal"><text:tab/>{</text:p>
      <text:p text:style-name="Normal"><text:tab/><text:tab/>if(S’.Top() != x)</text:p>
      <text:p text:style-name="Normal"><text:tab/><text:tab/><text:tab/>S.Push(S’.Pop());</text:p>
      <text:p text:style-name="Normal"><text:tab/><text:tab/>else</text:p>
      <text:p text:style-name="Normal"><text:tab/><text:tab/><text:tab/>S’.Pop();</text:p>
      <text:p text:style-name="Normal"><text:tab/>}</text:p>
      <text:p text:style-name="P113">9.</text:p>
      <text:p text:style-name="Normal">a -<text:s/>a</text:p>
      <text:p text:style-name="Normal">b -<text:s/>e</text:p>
      <text:p text:style-name="Normal">c -<text:s/>e</text:p>
      <text:p text:style-name="Normal">d -<text:s/>b</text:p>
      <text:p text:style-name="Normal">e -<text:s/>b</text:p>
      <text:p text:style-name="Normal">f -<text:s/>b</text:p>
      <text:p text:style-name="Normal">g -<text:s/>b</text:p>
      <text:p text:style-name="P114">10.</text:p>
      <text:p text:style-name="Normal">num1 = 5 ; num2 = 1 ; num3 = 4 ;<text:s/></text:p>
      <text:p text:style-name="Normal">aQueue.enqueue(num2) ;<text:s/><text:s/>//1<text:s/></text:p>
      <text:p text:style-name="Normal">aQueue.enqueue(num3) ;<text:s/><text:s/>//1 4</text:p>
      <text:p text:style-name="Normal">aQueue.dequeue() ;<text:s/><text:s/>//4</text:p>
      <text:p text:style-name="Normal">aQueue.enqueue(num1 - num2) ;<text:s/><text:s/>// 4 4</text:p>
      <text:p text:style-name="Normal">num1 = aQueue.peek() ;<text:s/>//num1 = 4</text:p>
      <text:soft-page-break/>
      <text:p text:style-name="Normal">aQueue.dequeue() ;<text:s/><text:s/>// 4</text:p>
      <text:p text:style-name="Normal">num2 = aQueue.peek() ;<text:s/>//num2 =<text:s/>4</text:p>
      <text:p text:style-name="Normal">aQueue.dequeue() ;<text:s/>// NULL</text:p>
      <text:p text:style-name="Normal">cout &lt;&lt; num2 &lt;&lt; " " &lt;&lt; num1 &lt;&lt; " " &lt;&lt; num3 &lt;&lt; endl ;</text:p>
      <text:p text:style-name="Normal"/>
      <text:p text:style-name="Normal">Vậy kết quả là num1 = 4, num2 = 4 và <text:s/>num3 = 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top="0.0416in" fo:margin-bottom="0.0416in" fo:line-height="130%"/>
      <style:text-properties fo:font-size="13pt" style:font-size-asian="13pt" style:font-size-complex="11pt"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9847in" fo:margin-left="1.1812in" fo:margin-bottom="0.9847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uyên đưc</meta:initial-creator>
    <dc:creator>nguyên đưc</dc:creator>
    <meta:creation-date>2018-11-16T03:49:00Z</meta:creation-date>
    <dc:date>2018-11-16T16:54:00Z</dc:date>
    <meta:print-date>2018-11-16T16:48:00Z</meta:print-date>
    <meta:template xlink:href="Normal" xlink:type="simple"/>
    <meta:editing-cycles>4</meta:editing-cycles>
    <meta:editing-duration>PT6060S</meta:editing-duration>
    <meta:document-statistic meta:page-count="5" meta:paragraph-count="5" meta:word-count="412" meta:character-count="2757" meta:row-count="19" meta:non-whitespace-character-count="2350"/>
  </office:meta>
</office:document-meta>
</file>